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17925" officeooo:paragraph-rsid="00017925"/>
    </style:style>
    <style:style style:name="P2" style:family="paragraph" style:parent-style-name="Standard">
      <style:paragraph-properties fo:text-align="center" style:justify-single-word="false" fo:break-before="page"/>
      <style:text-properties fo:font-size="72pt" officeooo:rsid="00004d9c" officeooo:paragraph-rsid="00004d9c" style:font-size-asian="72pt" style:font-size-complex="72pt"/>
    </style:style>
    <style:style style:name="P3" style:family="paragraph" style:parent-style-name="Standard">
      <style:paragraph-properties fo:text-align="center" style:justify-single-word="false"/>
      <style:text-properties fo:font-size="72pt" officeooo:rsid="00004d9c" officeooo:paragraph-rsid="00004d9c" style:font-size-asian="72pt" style:font-size-complex="72pt"/>
    </style:style>
    <style:style style:name="T1" style:family="text">
      <style:text-properties officeooo:rsid="000179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"/>
      </text:sequence-decls>
      <text:p text:style-name="P3"><text:sequence text:ref-name="refFigure0" text:name="Figure" text:formula="ooow:Figure+1" style:num-format="1">1</text:sequence></text:p>
      <text:p text:style-name="P2"><text:sequence text:ref-name="refFigure1" text:name="Figure" text:formula="ooow:Figure+1" style:num-format="1">2</text:sequence></text:p>
      <text:p text:style-name="P2"><text:sequence text:ref-name="refFigure2" text:name="Figure" text:formula="ooow:Figure+1" style:num-format="1">3</text:sequence></text:p>
      <text:p text:style-name="P2"><text:sequence text:ref-name="refFigure3" text:name="Figure" text:formula="ooow:Figure+1" style:num-format="1">4</text:sequence></text:p>
      <text:p text:style-name="P2"><text:sequence text:ref-name="refFigure4" text:name="Figure" text:formula="ooow:Figure+1" style:num-format="1">5</text:sequence></text:p>
      <text:p text:style-name="P2"><text:sequence text:ref-name="refFigure5" text:name="Figure" text:formula="ooow:Figure+1" style:num-format="1">6</text:sequence></text:p>
      <text:p text:style-name="P2"><text:sequence text:ref-name="refFigure6" text:name="Figure" text:formula="ooow:Figure+1" style:num-format="1">7</text:sequence></text:p>
      <text:p text:style-name="P2"><text:sequence text:ref-name="refFigure7" text:name="Figure" text:formula="ooow:Figure+1" style:num-format="1">8</text:sequence></text:p>
      <text:p text:style-name="P2"><text:sequence text:ref-name="refFigure8" text:name="Figure" text:formula="ooow:Figure+1" style:num-format="1">9</text:sequence></text:p>
      <text:p text:style-name="P2"><text:sequence text:ref-name="refFigure9" text:name="Figure" text:formula="ooow:Figure+1" style:num-format="1">10</text:sequence></text:p>
      <text:p text:style-name="P2"><text:sequence text:ref-name="refFigure10" text:name="Figure" text:formula="ooow:Figure+1" style:num-format="1">11</text:sequence></text:p>
      <text:p text:style-name="P2"><text:sequence text:ref-name="refFigure11" text:name="Figure" text:formula="ooow:Figure+1" style:num-format="1">12</text:sequence></text:p>
      <text:p text:style-name="P2"><text:sequence text:ref-name="refFigure12" text:name="Figure" text:formula="ooow:Figure+1" style:num-format="1">13</text:sequence></text:p>
      <text:p text:style-name="P2"><text:sequence text:ref-name="refFigure13" text:name="Figure" text:formula="ooow:Figure+1" style:num-format="1">14</text:sequence></text:p>
      <text:p text:style-name="P2"><text:sequence text:ref-name="refFigure14" text:name="Figure" text:formula="ooow:Figure+1" style:num-format="1">15</text:sequence></text:p>
      <text:p text:style-name="P2"><text:sequence text:ref-name="refFigure15" text:name="Figure" text:formula="ooow:Figure+1" style:num-format="1">16</text:sequence></text:p>
      <text:p text:style-name="P2"><text:sequence text:ref-name="refFigure16" text:name="Figure" text:formula="ooow:Figure+1" style:num-format="1">17</text:sequence></text:p>
      <text:p text:style-name="P2"><text:sequence text:ref-name="refFigure17" text:name="Figure" text:formula="ooow:Figure+1" style:num-format="1">18</text:sequence></text:p>
      <text:p text:style-name="P2"><text:sequence text:ref-name="refFigure18" text:name="Figure" text:formula="ooow:Figure+1" style:num-format="1">19</text:sequence></text:p>
      <text:p text:style-name="P2"><text:sequence text:ref-name="refFigure19" text:name="Figure" text:formula="ooow:Figure+1" style:num-format="1">20</text:sequence></text:p>
      <text:p text:style-name="P2"><text:sequence text:ref-name="refFigure20" text:name="Figure" text:formula="ooow:Figure+1" style:num-format="1">21</text:sequence></text:p>
      <text:p text:style-name="P2"><text:sequence text:ref-name="refFigure21" text:name="Figure" text:formula="ooow:Figure+1" style:num-format="1">22</text:sequence></text:p>
      <text:p text:style-name="P2"><text:sequence text:ref-name="refFigure22" text:name="Figure" text:formula="ooow:Figure+1" style:num-format="1">23</text:sequence></text:p>
      <text:p text:style-name="P2"><text:sequence text:ref-name="refFigure23" text:name="Figure" text:formula="ooow:Figure+1" style:num-format="1">24</text:sequence></text:p>
      <text:p text:style-name="P2"><text:sequence text:ref-name="refFigure24" text:name="Figure" text:formula="ooow:Figure+1" style:num-format="1">25</text:sequence></text:p>
      <text:p text:style-name="P2"><text:sequence text:ref-name="refFigure25" text:name="Figure" text:formula="ooow:Figure+1" style:num-format="1">26</text:sequence></text:p>
      <text:p text:style-name="P2"><text:sequence text:ref-name="refFigure26" text:name="Figure" text:formula="ooow:Figure+1" style:num-format="1">27</text:sequence></text:p>
      <text:p text:style-name="P2"><text:sequence text:ref-name="refFigure27" text:name="Figure" text:formula="ooow:Figure+1" style:num-format="1">28</text:sequence></text:p>
      <text:p text:style-name="P2"><text:sequence text:ref-name="refFigure28" text:name="Figure" text:formula="ooow:Figure+1" style:num-format="1">29</text:sequence></text:p>
      <text:p text:style-name="P2"><text:sequence text:ref-name="refFigure29" text:name="Figure" text:formula="ooow:Figure+1" style:num-format="1">30</text:sequence></text:p>
      <text:p text:style-name="P2"><text:sequence text:ref-name="refFigure30" text:name="Figure" text:formula="ooow:Figure+1" style:num-format="1">31</text:sequence></text:p>
      <text:p text:style-name="P2"><text:sequence text:ref-name="refFigure31" text:name="Figure" text:formula="ooow:Figure+1" style:num-format="1">32</text:sequenc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7925" officeooo:paragraph-rsid="0001792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18:08:42.132832663</meta:creation-date>
    <dc:date>2020-10-16T17:30:49.802698528</dc:date>
    <meta:editing-duration>PT17M44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32" meta:paragraph-count="32" meta:word-count="32" meta:character-count="55" meta:non-whitespace-character-count="55"/>
  </office:meta>
</office:document-meta>
</file>